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da7d8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7da7d8"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svg:stroke-color="#7da7d8" draw:fill="none" draw:textarea-horizontal-align="justify" draw:textarea-vertical-align="middle" draw:auto-grow-height="false" fo:min-height="1.45cm" fo:min-width="5.1cm"/>
    </style:style>
    <style:style style:name="gr4" style:family="graphic" style:parent-style-name="standard">
      <style:graphic-properties svg:stroke-color="#7da7d8" draw:fill="none" draw:fill-color="#eeeeee" draw:textarea-horizontal-align="justify" draw:textarea-vertical-align="middle" draw:auto-grow-height="false" fo:min-height="3.216cm" fo:min-width="4.31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7da7d8" draw:fill="none" draw:textarea-horizontal-align="justify" draw:textarea-vertical-align="middle" draw:auto-grow-height="false" fo:min-height="1.85cm" fo:min-width="6.2cm" draw:shadow-color="#7da7d8"/>
    </style:style>
    <style:style style:name="gr7" style:family="graphic" style:parent-style-name="standard" style:list-style-name="L1">
      <style:graphic-properties svg:stroke-width="0.053cm" svg:stroke-color="#7da7d8" draw:marker-start-width="0.279cm" draw:marker-end-width="0.279cm" draw:fill="none" draw:textarea-horizontal-align="left" draw:textarea-vertical-align="top" draw:auto-grow-height="false" fo:min-height="4.098cm" fo:min-width="8.348cm" fo:padding-top="0.151cm" fo:padding-bottom="0.151cm" fo:padding-left="0.276cm" fo:padding-right="0.276cm" fo:wrap-option="wrap"/>
    </style:style>
    <style:style style:name="gr8" style:family="graphic" style:parent-style-name="standard">
      <style:graphic-properties svg:stroke-color="#7da7d8" draw:fill="none" draw:textarea-horizontal-align="left" draw:textarea-vertical-align="top" draw:auto-grow-height="false" fo:min-height="1.882cm" fo:min-width="3.05cm" fo:wrap-option="wrap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7da7d8" draw:fill="none" draw:textarea-horizontal-align="justify" draw:textarea-vertical-align="middle" draw:auto-grow-height="false" fo:min-height="1.328cm" fo:min-width="5.21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eeeeee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margin-left="0cm" fo:margin-right="0cm" fo:margin-top="0.4cm" fo:margin-bottom="0.4cm" fo:line-height="100%" fo:text-align="justify" fo:text-indent="0cm"/>
    </style:style>
    <style:style style:name="P9" style:family="paragraph">
      <loext:graphic-properties draw:fill="none"/>
      <style:paragraph-properties fo:margin-left="0cm" fo:margin-right="0cm" fo:margin-top="0.4cm" fo:margin-bottom="0.4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4cm" svg:y="1.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629cm" svg:height="1.666cm" draw:transform="skewX (0.737052543117205) rotate (0.0153588974175501) translate (10.272cm 9.186cm)">
          <text:p text:style-name="P1">Pobierz<text:span text:style-name="T2"> </text:span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6cm" svg:height="1.7cm" svg:x="3.2cm" svg:y="5.3cm">
          <text:p text:style-name="P1"><text:span text:style-name="T4">kwadrat</text:span><text:span text:style-name="T5"> = 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6.8cm" svg:height="4.9cm" svg:x="2.6cm" svg:y="23.2cm">
          <text:p text:style-name="P1"><text:span text:style-name="T6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2cm" svg:y1="3.1cm" svg:x2="6cm" svg:y2="5.3cm" draw:start-shape="id1" draw:start-glue-point="8" draw:end-shape="id2" draw:end-glue-point="0" svg:d="M6200 3100l-200 2200" svg:viewBox="0 0 201 2201">
          <text:p/>
        </draw:connector>
        <draw:connector draw:style-name="gr5" draw:text-style-name="P6" draw:layer="layout" draw:type="line" svg:x1="6cm" svg:y1="7cm" svg:x2="13.086cm" svg:y2="9.143cm" draw:start-shape="id2" draw:start-glue-point="2" draw:end-shape="id3" draw:end-glue-point="0" svg:d="M6000 7000l7086 2143" svg:viewBox="0 0 7087 2144">
          <text:p/>
        </draw:connector>
        <draw:custom-shape draw:style-name="gr6" draw:text-style-name="P7" xml:id="id5" draw:id="id5" draw:layer="layout" svg:width="6.7cm" svg:height="2.1cm" svg:x="12.3cm" svg:y="21.8cm">
          <text:p text:style-name="P1"><text:span text:style-name="T4">kwadrat = a*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9cm" svg:height="4.4cm" svg:x="10.8cm" svg:y="2.8cm">
          <text:p text:style-name="P8"><text:span text:style-name="T7">Program, który podaje kwadraty kolejnych liczb naturalnych, począwszy od zera a skończywszy na kwadracie liczby podanej przez użytkownik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" draw:id="id4" draw:layer="layout" svg:width="7.1cm" svg:height="4.263cm" svg:x="3.2cm" svg:y="11.8cm">
          <text:p text:style-name="P1"><text:span text:style-name="T8">Liczba </text:span></text:p>
          <text:p text:style-name="P1"><text:span text:style-name="T8">pętli </text:span><text:span text:style-name="T9">&lt; </text:span><text:span text:style-name="T10">a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11.599cm" svg:y1="10.832cm" svg:x2="6.75cm" svg:y2="11.8cm" draw:start-shape="id3" draw:start-glue-point="2" draw:end-shape="id4" draw:end-glue-point="4" svg:d="M11599 10832l-4849 968" svg:viewBox="0 0 4850 969">
          <text:p/>
        </draw:connector>
        <draw:connector draw:style-name="gr9" draw:text-style-name="P11" draw:layer="layout" svg:x1="6.75cm" svg:y1="16.063cm" svg:x2="12.3cm" svg:y2="22.85cm" draw:start-shape="id4" draw:start-glue-point="6" draw:end-shape="id5" draw:end-glue-point="3" svg:d="M6750 16063v6787h5550" svg:viewBox="0 0 5551 6788">
          <text:p text:style-name="P1"><text:span text:style-name="T6">TAK</text:span></text:p>
        </draw:connector>
        <draw:connector draw:style-name="gr5" draw:text-style-name="P6" draw:layer="layout" draw:line-skew="0.65cm" svg:x1="15.65cm" svg:y1="21.8cm" svg:x2="13.657cm" svg:y2="14.856cm" draw:start-shape="id5" draw:end-shape="id6" svg:d="M15650 21800v-2800h-1993v-4144" svg:viewBox="0 0 1994 6945">
          <text:p/>
        </draw:connector>
        <draw:custom-shape draw:style-name="gr10" draw:text-style-name="P6" xml:id="id6" draw:id="id6" draw:layer="layout" svg:width="5.715cm" svg:height="1.578cm" draw:transform="skewX (0.736878010192006) rotate (0.0153588974175501) translate (12.208cm 13.3cm)">
          <text:p text:style-name="P1">Wypisz kwadra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5.065cm" svg:y1="13.256cm" svg:x2="11.599cm" svg:y2="10.832cm" draw:start-shape="id6" draw:start-glue-point="0" draw:end-shape="id3" draw:end-glue-point="2" svg:d="M15065 13256v-1212h-3466v-1212" svg:viewBox="0 0 3467 2425">
          <text:p/>
        </draw:connector>
        <draw:connector draw:style-name="gr11" draw:text-style-name="P6" draw:layer="layout" draw:type="line" svg:x1="3.2cm" svg:y1="13.932cm" svg:x2="6cm" svg:y2="23.2cm" draw:start-shape="id4" draw:start-glue-point="5" draw:end-shape="id7" draw:end-glue-point="4" svg:d="M3200 13932l2800 9268" svg:viewBox="0 0 2801 9269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22:08:23.973000000</dc:date>
    <meta:editing-duration>PT19M31S</meta:editing-duration>
    <meta:editing-cycles>8</meta:editing-cycles>
    <meta:generator>LibreOffice/5.4.3.2$Windows_X86_64 LibreOffice_project/92a7159f7e4af62137622921e809f8546db437e5</meta:generator>
    <meta:document-statistic meta:object-count="15"/>
  </office:meta>
</office:document-meta>
</file>